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orphans="0" fo:widows="0" fo:hyphenation-ladder-count="no-limit"/>
      <style:text-properties style:font-name="Arial" fo:font-size="10pt" fo:font-weight="normal" officeooo:paragraph-rsid="000e2b20" style:font-size-asian="10pt" style:font-weight-asian="normal" style:font-size-complex="10pt" style:font-weight-complex="normal" fo:hyphenate="false" fo:hyphenation-remain-char-count="2" fo:hyphenation-push-char-count="2"/>
    </style:style>
    <style:style style:name="P2" style:family="paragraph" style:parent-style-name="Header">
      <style:text-properties fo:font-size="6pt" style:font-size-asian="5.25pt" style:font-size-complex="6pt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line-height="150%" fo:orphans="0" fo:widows="0" fo:hyphenation-ladder-count="no-limit"/>
      <style:text-properties fo:font-size="14pt" style:font-size-asian="14pt" style:font-size-complex="14pt" fo:hyphenate="false" fo:hyphenation-remain-char-count="2" fo:hyphenation-push-char-count="2"/>
    </style:style>
    <style:style style:name="P5" style:family="paragraph" style:parent-style-name="Standard">
      <style:paragraph-properties fo:line-height="150%" fo:orphans="0" fo:widows="0" fo:hyphenation-ladder-count="no-limit"/>
      <style:text-properties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fo:line-height="150%" fo:orphans="0" fo:widows="0" fo:hyphenation-ladder-count="no-limit" fo:text-indent="1.199cm" style:auto-text-indent="false" style:writing-mode="lr-tb"/>
      <style:text-properties fo:hyphenate="false" fo:hyphenation-remain-char-count="2" fo:hyphenation-push-char-count="2"/>
    </style:style>
    <style:style style:name="P7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50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0cm" fo:margin-right="0cm" fo:line-height="150%" fo:orphans="0" fo:widows="0" fo:hyphenation-ladder-count="no-limit" fo:text-indent="1.199cm" style:auto-text-indent="false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11" style:family="paragraph" style:parent-style-name="Standard">
      <style:paragraph-properties fo:line-height="150%" fo:orphans="0" fo:widows="0" fo:hyphenation-ladder-count="no-limit"/>
      <style:text-properties fo:font-size="14pt" style:font-size-asian="14pt" style:font-size-complex="14pt" fo:hyphenate="false" fo:hyphenation-remain-char-count="2" fo:hyphenation-push-char-count="2"/>
    </style:style>
    <style:style style:name="P12" style:family="paragraph" style:parent-style-name="Heading_20_1">
      <style:paragraph-properties fo:line-height="150%"/>
    </style:style>
    <style:style style:name="P13" style:family="paragraph" style:parent-style-name="Heading_20_2">
      <style:paragraph-properties fo:line-height="150%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fc5ef" style:font-size-asian="14pt" style:font-size-complex="14pt"/>
    </style:style>
    <style:style style:name="T3" style:family="text">
      <style:text-properties fo:font-size="14pt" officeooo:rsid="0012cf4a" style:font-size-asian="14pt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bookmark-start text:name="__RefHeading__1_1652706106"/>Wstęp do metafizyki (fr.)<text:bookmark-end text:name="__RefHeading__1_1652706106"/></text:h>
      <text:h text:style-name="P13" text:outline-level="2"><text:bookmark-start text:name="__RefHeading__3_1652706106"/>Definicje<text:bookmark-end text:name="__RefHeading__3_1652706106"/></text:h>
      <text:p text:style-name="P7"><text:span text:style-name="T1">Porównując ze sobą definicje metafizyki i koncepcje absolutu, spostrzegamy, że mimo jawnej rozbieżności zdań filozofowie </text:span><text:span text:style-name="T2">utrzymują</text:span><text:span text:style-name="T1"> zgodnie, iż istnieją dwa do głębi odmienne sposoby poznania rzeczy. Pierwszy zakłada, że rzecz te obchodzi dookoła, drugi – że się w nią wchodzi. Pierwszy zależy od punktu widzenia, jaki zajmujemy, i od symboli, za pomocą których ją wyrażamy. Drugi nie </text:span><text:span text:style-name="T2">wychodzi</text:span><text:span text:style-name="T1"> z żadnego punktu widzenia i nie posługuje się symbolami. O pierwszym rodzaju poznania powiemy, że pozostaje w granicach względności, o drugim – gdzie jest ono w ogóle możliwe – że dociera do absolutu.</text:span></text:p>
      <text:h text:style-name="P13" text:outline-level="2"><text:bookmark-start text:name="__RefHeading__5_1652706106"/>Ruch<text:bookmark-end text:name="__RefHeading__5_1652706106"/></text:h>
      <text:p text:style-name="P6"><text:span text:style-name="T1"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 wnętrze i jak gdyby stany duchowe, że z 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</text:span><text:soft-page-break/><text:span text:style-name="T1">strony, ode mnie, lecz od wewnątrz, sam w sobie. Uchwycę absolut.</text:span></text:p>
      <text:h text:style-name="P13" text:outline-level="2"><text:bookmark-start text:name="__RefHeading__7_1652706106"/>Postać<text:bookmark-end text:name="__RefHeading__7_1652706106"/></text:h>
      <text:p text:style-name="P10"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p>
      <text:h text:style-name="P13" text:outline-level="2"><text:bookmark-start text:name="__RefHeading___Toc210_528773529"/>Źródło<text:bookmark-end text:name="__RefHeading___Toc210_528773529"/></text:h>
      <text:p text:style-name="P6"><text:span text:style-name="T1">Wówczas zdawałoby mi się, że jak gdyby z jednego źródła w sposób naturalny wypływają jej czyny, ruchy, słowa. Nie byłyby to już jedynie luźne dodatki, które się dołączają do wyobrażenia, jakie sobie wyrobiłem o postaci, wzbogacając je ciągle, nigdy jednak nie mogąc go uczynić zupełnym. Postać byłaby mi dana za jednym zamachem w swej integralności, a mnogie przejawy, w których się ona manifestuje, już nie dołączałyby się do mego wyobrażenia o niej wzbogacając je, ale wprost przeciwnie, wydawałyby się od niej odrywać, nie wyczerpując jednak ani nie zubożając przez to jej istoty . Wszystko, co mi o postaci jakiejś opowiadają, stanowi dla mnie </text:span><text:span text:style-name="T3">tyleż</text:span><text:span text:style-name="T1"> punktów widzenia na nią.</text:span></text:p>
      <text:p text:style-name="P4"><text:s/>Wszystkie cechy, z których składa się jej opis, a które mogą pozwolić mi ją poznać tylko przez porównanie z osobami czy rzeczami znanymi mi już skądinąd, są znakami, w których się ona w sposób mniej lub bardziej s <text:s/>ymboliczny wyraża . Symbole i punkty widzenia stawiają mnie więc na zewnątrz postaci, mówią mi o niej tylko to, co ma ona wspólnego z innymi, lecz do niej właściwie nie należą.</text:p>
      <text:p text:style-name="P4">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<text:s/>dałoby mi absolut .</text:p>
      <text:h text:style-name="P13" text:outline-level="2"><text:bookmark-start text:name="__RefHeading__9_1652706106"/><text:soft-page-break/>Absolut<text:bookmark-end text:name="__RefHeading__9_1652706106"/></text:h>
      <text:p text:style-name="P10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wewnętrznego sensu nie oddadzą nigdy. Wyobrażenie powzięte z jakiegoś punktu widzenia czy przekład na jakieś symbole pozostaną zawsze niedoskonałe w porównaniu z przedmiotem, do którego punkt widzenia stosowano i który usiłowano wyrazić w symbolach. „ Ale absolut jest doskonały przez to, że jest w zupełności tym, czym jest „.</text:p>
      <text:table-of-content text:style-name="Sect1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pis treści</text:p>
          </text:index-title>
          <text:p text:style-name="P9"><text:a xlink:type="simple" xlink:href="#__RefHeading__1_1652706106" text:style-name="Index_20_Link" text:visited-style-name="Index_20_Link">Wstęp do metafizyki (fr.)<text:tab/>1</text:a></text:p>
          <text:p text:style-name="P8"><text:a xlink:type="simple" xlink:href="#__RefHeading__3_1652706106" text:style-name="Index_20_Link" text:visited-style-name="Index_20_Link">Definicje<text:tab/>1</text:a></text:p>
          <text:p text:style-name="P8"><text:a xlink:type="simple" xlink:href="#__RefHeading__5_1652706106" text:style-name="Index_20_Link" text:visited-style-name="Index_20_Link">Ruch<text:tab/>1</text:a></text:p>
          <text:p text:style-name="P8"><text:a xlink:type="simple" xlink:href="#__RefHeading__7_1652706106" text:style-name="Index_20_Link" text:visited-style-name="Index_20_Link">Postać<text:tab/>2</text:a></text:p>
          <text:p text:style-name="P8"><text:a xlink:type="simple" xlink:href="#__RefHeading___Toc210_528773529" text:style-name="Index_20_Link" text:visited-style-name="Index_20_Link">Źródło<text:tab/>2</text:a></text:p>
          <text:p text:style-name="P8"><text:a xlink:type="simple" xlink:href="#__RefHeading__9_1652706106" text:style-name="Index_20_Link" text:visited-style-name="Index_20_Link">Absolut<text:tab/>3</text:a></text:p>
        </text:index-body>
      </text:table-of-content>
      <text:p text:style-name="P5"/>
      <text:p text:style-name="P5"/>
      <text:p text:style-name="P5"/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MP1" style:family="paragraph" style:parent-style-name="Header">
      <style:paragraph-properties fo:orphans="0" fo:widows="0" fo:hyphenation-ladder-count="no-limit"/>
      <style:text-properties style:font-name="Arial" fo:font-size="10pt" fo:font-weight="normal" officeooo:paragraph-rsid="000e2b20" style:font-size-asian="10pt" style:font-weight-asian="normal" style:font-size-complex="10pt" style:font-weight-complex="normal" fo:hyphenate="false" fo:hyphenation-remain-char-count="2" fo:hyphenation-push-char-count="2"/>
    </style:style>
    <style:style style:name="MP2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MP3" style:family="paragraph" style:parent-style-name="Header">
      <style:text-properties fo:font-size="6pt" style:font-size-asian="5.25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>
            <table:table-cell office:value-type="string">
              <text:p text:style-name="MP1">Henri Bergson (1859-1941), Wstęp do metafizyki (fr.)</text:p>
            </table:table-cell>
            <table:table-cell office:value-type="string">
              <text:p text:style-name="MP2"><text:page-number text:select-page="current">3</text:page-number></text:p>
            </table:table-cell>
          </table:table-row>
        </table:table>
        <text:p text:style-name="MP3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09T09:59:25.717848569</dc:date>
    <meta:print-date>2008-09-21T20:51:00</meta:print-date>
    <meta:editing-cycles>24</meta:editing-cycles>
    <meta:editing-duration>PT46M15S</meta:editing-duration>
    <meta:generator>LibreOffice/5.4.0.3$Linux_X86_64 LibreOffice_project/40m0$Build-3</meta:generator>
    <meta:document-statistic meta:table-count="1" meta:image-count="0" meta:object-count="0" meta:page-count="3" meta:paragraph-count="23" meta:word-count="691" meta:character-count="4481" meta:non-whitespace-character-count="3805"/>
    <meta:user-defined meta:name="Informacja 1"/>
    <meta:user-defined meta:name="Informacja 2"/>
    <meta:user-defined meta:name="Informacja 3"/>
    <meta:user-defined meta:name="Informacja 4"/>
  </office:meta>
</office:document-meta>
</file>